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8b23" officeooo:paragraph-rsid="00048b23"/>
    </style:style>
    <style:style style:name="P2" style:family="paragraph" style:parent-style-name="Standard">
      <style:paragraph-properties fo:text-align="center" style:justify-single-word="false"/>
      <style:text-properties officeooo:rsid="00048b23" officeooo:paragraph-rsid="00048b23"/>
    </style:style>
    <style:style style:name="P3" style:family="paragraph" style:parent-style-name="Standard">
      <style:paragraph-properties fo:text-align="justify" style:justify-single-word="false"/>
      <style:text-properties officeooo:rsid="00048b23" officeooo:paragraph-rsid="00048b23"/>
    </style:style>
    <style:style style:name="P4" style:family="paragraph" style:parent-style-name="Standard">
      <style:paragraph-properties fo:text-align="justify" style:justify-single-word="false"/>
      <style:text-properties officeooo:rsid="00048b23" officeooo:paragraph-rsid="000742e2"/>
    </style:style>
    <style:style style:name="P5" style:family="paragraph" style:parent-style-name="Standard">
      <style:paragraph-properties fo:text-align="justify" style:justify-single-word="false"/>
      <style:text-properties officeooo:rsid="00048b23" officeooo:paragraph-rsid="0007aa08"/>
    </style:style>
    <style:style style:name="T1" style:family="text">
      <style:text-properties officeooo:rsid="00061404"/>
    </style:style>
    <style:style style:name="T2" style:family="text">
      <style:text-properties officeooo:rsid="00065b0f"/>
    </style:style>
    <style:style style:name="T3" style:family="text">
      <style:text-properties fo:font-variant="normal" fo:text-transform="none" style:use-window-font-color="true" style:font-name="Liberation Serif" fo:font-size="12pt" fo:letter-spacing="normal" fo:font-style="normal" fo:font-weight="normal" officeooo:rsid="0006de9b" style:font-size-asian="12pt" style:font-size-complex="12pt"/>
    </style:style>
    <style:style style:name="T4" style:family="text">
      <style:text-properties fo:font-variant="normal" fo:text-transform="none" style:use-window-font-color="true" style:font-name="Liberation Serif" fo:font-size="12pt" fo:letter-spacing="normal" fo:font-style="normal" fo:font-weight="normal" officeooo:rsid="00061404" style:font-size-asian="12pt" style:font-size-complex="12pt"/>
    </style:style>
    <style:style style:name="T5" style:family="text">
      <style:text-properties officeooo:rsid="000742e2"/>
    </style:style>
    <style:style style:name="T6" style:family="text">
      <style:text-properties officeooo:rsid="0007aa08"/>
    </style:style>
    <style:style style:name="T7" style:family="text">
      <style:text-properties officeooo:rsid="000915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tch de 3 minutes</text:p>
      <text:p text:style-name="P1"/>
      <text:p text:style-name="P3">- <text:span text:style-name="T6">C</text:span>ontexte : <text:span text:style-name="T1"><text:s/>30 sec</text:span></text:p>
      <text:p text:style-name="P4"><text:span text:style-name="T1">L’urbanisation croissante s’accompagne également d’une production importante de déchets. <text:s/></text:span><text:span text:style-name="T3">Mouchoirs, prospectus, cannettes de soda, sacs plastique, mégots de cigarette etc… Autant de déchets envahissant que l’on retrouve quotidiennement sur nos trottoirs, nos bords de route, nos plages ou nos parcs</text:span><text:span text:style-name="T4"> impactant à la fois l’environnement mais également la santé humaine.</text:span><text:span text:style-name="T3"> Si certains ont banni définitivement l’idée de pollution de leur esprit, pour d’autres, en revanche, le fait de jeter ses déchets dans la nature est devenu un acte mécanique, presque de l’ordre du réflexe.</text:span></text:p>
      <text:p text:style-name="P3"/>
      <text:p text:style-name="P5">- <text:span text:style-name="T6">P</text:span>résentation du projet : <text:span text:style-name="T7">15 sec</text:span></text:p>
      <text:p text:style-name="P5"><text:span text:style-name="T5">La réduction des déchets par terre est donc l’élément principal de notre projet. S’inspirant du jeu pokémon go nous avons allié à cela du machine learning au travers de la reconnaissance d’objets.</text:span></text:p>
      <text:p text:style-name="P3"/>
      <text:p text:style-name="P5">- <text:span text:style-name="T6">P</text:span>résentation du jeu : <text:span text:style-name="T7">15 sec</text:span></text:p>
      <text:p text:style-name="P5"><text:span text:style-name="T2">Le joueur ouvre l’application et prend une photo. Celle-ci est analysée car un barème de points est fixé selon le déchet. En effet, plus le déchet prend du temps à se dégrader plus il rapporte de points. </text:span></text:p>
      <text:p text:style-name="P3"/>
      <text:p text:style-name="P3">- <text:span text:style-name="T7">D</text:span>émo : <text:span text:style-name="T7">2 m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ntin Zheng</meta:initial-creator>
    <meta:creation-date>2018-06-16T08:43:11.278509143</meta:creation-date>
    <dc:date>2018-06-16T16:14:06.988828526</dc:date>
    <dc:creator>Corentin Zheng</dc:creator>
    <meta:editing-duration>PT1H43M6S</meta:editing-duration>
    <meta:editing-cycles>1</meta:editing-cycles>
    <meta:document-statistic meta:table-count="0" meta:image-count="0" meta:object-count="0" meta:page-count="1" meta:paragraph-count="8" meta:word-count="181" meta:character-count="1089" meta:non-whitespace-character-count="913"/>
    <meta:generator>LibreOffice/5.1.6.2$Linux_X86_64 LibreOffice_project/10m0$Build-2</meta:generator>
  </office:meta>
</office:document-meta>
</file>